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roid Sans" svg:font-family="'Droid Sans'" style:font-adornments="Bold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7.3646in" fo:margin-left="0in" fo:margin-right="-0.0021in" table:align="margins"/>
    </style:style>
    <style:style style:name="Table7.A" style:family="table-column">
      <style:table-column-properties style:column-width="2.8104in" style:rel-column-width="25008*"/>
    </style:style>
    <style:style style:name="Table7.B" style:family="table-column">
      <style:table-column-properties style:column-width="1.2083in" style:rel-column-width="10752*"/>
    </style:style>
    <style:style style:name="Table7.C" style:family="table-column">
      <style:table-column-properties style:column-width="1.8694in" style:rel-column-width="16637*"/>
    </style:style>
    <style:style style:name="Table7.D" style:family="table-column">
      <style:table-column-properties style:column-width="1.4764in" style:rel-column-width="13138*"/>
    </style:style>
    <style:style style:name="Table7.A1" style:family="table-cell">
      <style:table-cell-properties fo:padding="0in" fo:border-left="none" fo:border-right="none" fo:border-top="none" fo:border-bottom="0.05pt solid #000000"/>
    </style:style>
    <style:style style:name="Table8" style:family="table">
      <style:table-properties style:width="7.3646in" fo:margin-left="0in" fo:margin-right="-0.0021in" table:align="margins"/>
    </style:style>
    <style:style style:name="Table8.A" style:family="table-column">
      <style:table-column-properties style:column-width="2.8in" style:rel-column-width="24916*"/>
    </style:style>
    <style:style style:name="Table8.B" style:family="table-column">
      <style:table-column-properties style:column-width="1.2188in" style:rel-column-width="10845*"/>
    </style:style>
    <style:style style:name="Table8.C" style:family="table-column">
      <style:table-column-properties style:column-width="1.8694in" style:rel-column-width="16637*"/>
    </style:style>
    <style:style style:name="Table8.D" style:family="table-column">
      <style:table-column-properties style:column-width="1.4764in" style:rel-column-width="13137*"/>
    </style:style>
    <style:style style:name="Table8.A1" style:family="table-cell">
      <style:table-cell-properties fo:padding="0in" fo:border="none"/>
    </style:style>
    <style:style style:name="Table8.A2" style:family="table-cell">
      <style:table-cell-properties fo:padding="0in" fo:border-left="none" fo:border-right="none" fo:border-top="none" fo:border-bottom="0.05pt solid #e6e6e6"/>
    </style:style>
    <style:style style:name="Table10" style:family="table">
      <style:table-properties style:width="7.3625in" table:align="right"/>
    </style:style>
    <style:style style:name="Table10.A" style:family="table-column">
      <style:table-column-properties style:column-width="5.4319in"/>
    </style:style>
    <style:style style:name="Table10.B" style:family="table-column">
      <style:table-column-properties style:column-width="0.7493in"/>
    </style:style>
    <style:style style:name="Table10.C" style:family="table-column">
      <style:table-column-properties style:column-width="1.1813in"/>
    </style:style>
    <style:style style:name="Table10.A1" style:family="table-cell">
      <style:table-cell-properties fo:padding="0.0382in" fo:border="none"/>
    </style:style>
    <style:style style:name="Table10.B1" style:family="table-cell">
      <style:table-cell-properties fo:padding="0in" fo:border-left="none" fo:border-right="none" fo:border-top="0.05pt solid #000000" fo:border-bottom="none"/>
    </style:style>
    <style:style style:name="Table10.C1" style:family="table-cell">
      <style:table-cell-properties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10.B3" style:family="table-cell">
      <style:table-cell-properties fo:padding="0.0382in" fo:border-left="none" fo:border-right="none" fo:border-top="0.05pt solid #000000" fo:border-bottom="none"/>
    </style:style>
    <style:style style:name="Table10.C3" style:family="table-cell">
      <style:table-cell-properties fo:padding="0.0382in" fo:border-left="none" fo:border-right="none" fo:border-top="0.05pt solid #000000" fo:border-bottom="none"/>
    </style:style>
    <style:style style:name="Table9" style:family="table">
      <style:table-properties style:width="7.3646in" fo:margin-left="0in" fo:margin-right="-0.0021in" table:align="margins"/>
    </style:style>
    <style:style style:name="Table9.A" style:family="table-column">
      <style:table-column-properties style:column-width="2.8535in" style:rel-column-width="25392*"/>
    </style:style>
    <style:style style:name="Table9.B" style:family="table-column">
      <style:table-column-properties style:column-width="0.984in" style:rel-column-width="8756*"/>
    </style:style>
    <style:style style:name="Table9.D" style:family="table-column">
      <style:table-column-properties style:column-width="2.5431in" style:rel-column-width="22631*"/>
    </style:style>
    <style:style style:name="Table9.A1" style:family="table-cell">
      <style:table-cell-properties fo:padding="0in" fo:border-left="none" fo:border-right="none" fo:border-top="none" fo:border-bottom="0.05pt solid #000000"/>
    </style:style>
    <style:style style:name="Table9.D1" style:family="table-cell">
      <style:table-cell-properties fo:padding="0.0382in" fo:border="none"/>
    </style:style>
    <style:style style:name="Table2" style:family="table">
      <style:table-properties style:width="7.3646in" fo:margin-left="0in" fo:margin-right="-0.0021in" table:align="margins"/>
    </style:style>
    <style:style style:name="Table2.A" style:family="table-column">
      <style:table-column-properties style:column-width="2.8431in" style:rel-column-width="25299*"/>
    </style:style>
    <style:style style:name="Table2.B" style:family="table-column">
      <style:table-column-properties style:column-width="0.984in" style:rel-column-width="8756*"/>
    </style:style>
    <style:style style:name="Table2.D" style:family="table-column">
      <style:table-column-properties style:column-width="2.5535in" style:rel-column-width="22724*"/>
    </style:style>
    <style:style style:name="Table2.A1" style:family="table-cell">
      <style:table-cell-properties fo:padding="0in" fo:border-left="none" fo:border-right="none" fo:border-top="none" fo:border-bottom="0.05pt solid #e6e6e6"/>
    </style:style>
    <style:style style:name="Table2.D1" style:family="table-cell">
      <style:table-cell-properties fo:padding="0.0382in" fo:border="none"/>
    </style:style>
    <style:style style:name="Table1" style:family="table">
      <style:table-properties style:width="7.3646in" fo:margin-left="0in" fo:margin-right="-0.0021in" table:align="margins"/>
    </style:style>
    <style:style style:name="Table1.A" style:family="table-column">
      <style:table-column-properties style:column-width="1.6667in" style:rel-column-width="14831*"/>
    </style:style>
    <style:style style:name="Table1.B" style:family="table-column">
      <style:table-column-properties style:column-width="5.6979in" style:rel-column-width="50704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3625in" table:align="margins" style:may-break-between-rows="false"/>
    </style:style>
    <style:style style:name="Table3.A" style:family="table-column">
      <style:table-column-properties style:column-width="1.7521in" style:rel-column-width="15593*"/>
    </style:style>
    <style:style style:name="Table3.B" style:family="table-column">
      <style:table-column-properties style:column-width="0.1375in" style:rel-column-width="1223*"/>
    </style:style>
    <style:style style:name="Table3.C" style:family="table-column">
      <style:table-column-properties style:column-width="5.4736in" style:rel-column-width="48719*"/>
    </style:style>
    <style:style style:name="Table3.A1" style:family="table-cell">
      <style:table-cell-properties fo:padding="0in" fo:border="none"/>
    </style:style>
    <style:style style:name="P1" style:family="paragraph" style:parent-style-name="Standard">
      <style:text-properties officeooo:paragraph-rsid="000842e1"/>
    </style:style>
    <style:style style:name="P2" style:family="paragraph" style:parent-style-name="terp_5f_header">
      <style:paragraph-properties fo:text-align="end" style:justify-single-word="false"/>
      <style:text-properties officeooo:paragraph-rsid="000842e1"/>
    </style:style>
    <style:style style:name="P3" style:family="paragraph" style:parent-style-name="terp_5f_header">
      <style:paragraph-properties fo:text-align="start" style:justify-single-word="false"/>
      <style:text-properties officeooo:paragraph-rsid="000842e1"/>
    </style:style>
    <style:style style:name="P4" style:family="paragraph" style:parent-style-name="Text_20_body">
      <style:paragraph-properties fo:text-align="start" style:justify-single-word="false"/>
      <style:text-properties fo:font-size="10pt" officeooo:rsid="000d8196" officeooo:paragraph-rsid="00093c8b" style:font-size-asian="10pt" style:font-size-complex="10pt"/>
    </style:style>
    <style:style style:name="P5" style:family="paragraph" style:parent-style-name="terp_5f_default_5f_8">
      <style:paragraph-properties fo:text-align="end" style:justify-single-word="false"/>
    </style:style>
    <style:style style:name="P6" style:family="paragraph" style:parent-style-name="terp_5f_default_5f_8">
      <style:text-properties officeooo:rsid="000842e1" officeooo:paragraph-rsid="000842e1"/>
    </style:style>
    <style:style style:name="P7" style:family="paragraph" style:parent-style-name="terp_5f_default_5f_8">
      <style:paragraph-properties fo:text-align="end" style:justify-single-word="false"/>
      <style:text-properties officeooo:rsid="000842e1" officeooo:paragraph-rsid="000842e1"/>
    </style:style>
    <style:style style:name="P8" style:family="paragraph" style:parent-style-name="terp_5f_default_5f_8">
      <style:text-properties officeooo:paragraph-rsid="000842e1"/>
    </style:style>
    <style:style style:name="P9" style:family="paragraph" style:parent-style-name="terp_5f_default_5f_8">
      <style:paragraph-properties fo:text-align="start" style:justify-single-word="false"/>
      <style:text-properties officeooo:paragraph-rsid="000842e1"/>
    </style:style>
    <style:style style:name="P10" style:family="paragraph" style:parent-style-name="terp_5f_default_5f_8">
      <style:text-properties officeooo:paragraph-rsid="00093c8b"/>
    </style:style>
    <style:style style:name="P11" style:family="paragraph" style:parent-style-name="terp_5f_default_5f_Right_5f_9">
      <style:paragraph-properties fo:text-align="start" style:justify-single-word="false"/>
      <style:text-properties fo:font-size="8pt" fo:font-style="italic" officeooo:paragraph-rsid="000842e1" style:font-size-asian="8pt" style:font-style-asian="italic" style:font-size-complex="8pt" style:font-style-complex="italic"/>
    </style:style>
    <style:style style:name="P12" style:family="paragraph" style:parent-style-name="terp_5f_tblheader_5f_Details">
      <style:text-properties officeooo:rsid="000842e1" officeooo:paragraph-rsid="000842e1"/>
    </style:style>
    <style:style style:name="P13" style:family="paragraph" style:parent-style-name="terp_5f_tblheader_5f_Details">
      <style:paragraph-properties fo:text-align="end" style:justify-single-word="false"/>
    </style:style>
    <style:style style:name="P14" style:family="paragraph" style:parent-style-name="terp_5f_tblheader_5f_Details_5f_Centre">
      <style:text-properties officeooo:rsid="000842e1" officeooo:paragraph-rsid="000842e1"/>
    </style:style>
    <style:style style:name="P15" style:family="paragraph" style:parent-style-name="terp_5f_tblheader_5f_Details_5f_Right">
      <style:text-properties officeooo:rsid="000842e1" officeooo:paragraph-rsid="000842e1"/>
    </style:style>
    <style:style style:name="P16" style:family="paragraph" style:parent-style-name="terp_5f_default_5f_9">
      <style:paragraph-properties fo:text-align="end" style:justify-single-word="false"/>
      <style:text-properties fo:font-weight="normal" style:font-weight-asian="normal" style:font-weight-complex="normal"/>
    </style:style>
    <style:style style:name="P17" style:family="paragraph" style:parent-style-name="terp_5f_default_5f_Centre_5f_9">
      <style:paragraph-properties fo:text-align="start" style:justify-single-word="false"/>
      <style:text-properties officeooo:paragraph-rsid="000842e1"/>
    </style:style>
    <style:style style:name="T1" style:family="text">
      <style:text-properties officeooo:rsid="000842e1"/>
    </style:style>
    <style:style style:name="T2" style:family="text">
      <style:text-properties fo:color="#414142"/>
    </style:style>
    <style:style style:name="T3" style:family="text">
      <style:text-properties officeooo:rsid="00093c8b"/>
    </style:style>
    <style:style style:name="T4" style:family="text">
      <style:text-properties officeooo:rsid="001156cc"/>
    </style:style>
    <style:style style:name="T5" style:family="text">
      <style:text-properties fo:color="#f7931e"/>
    </style:style>
    <style:style style:name="T6" style:family="text">
      <style:text-properties fo:color="#f7931e" officeooo:rsid="000e4dc8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rp_5f_default_5f_8">[[ repeatIn(objects,'o') ]]</text:p>
      <text:p text:style-name="terp_5f_default_5f_8">[[ setLang(o.partner_id.lang) ]]</text:p>
      <text:p text:style-name="P2"><text:span text:style-name="T1">FACTUUR</text:span> [[ ((o.type == 'out_invoice' and (o.state == 'open' or o.state == 'paid')) or removeParentNode('para')) and '' ]]</text:p>
      <text:p text:style-name="P2">PRO-FORMA <text:span text:style-name="T1">FACTUUR</text:span> [[ ((o.type == 'out_invoice' and o.state == 'proforma2') or removeParentNode('para')) and '' <text:s/>]]</text:p>
      <text:p text:style-name="P2"><text:span text:style-name="T1">Concept factuur</text:span> [[ ((o.type == 'out_invoice' and o.state == 'draft') or removeParentNode('para')) and '' <text:s/>]]</text:p>
      <text:p text:style-name="P2"><text:span text:style-name="T1">Geannuleerde factuur</text:span> [[ ((o.type == 'out_invoice' and o.state == 'cancel') or removeParentNode('para')) and '' ]] [[ o.number ]]</text:p>
      <text:p text:style-name="P2"><text:span text:style-name="T1">CREDIT FACTUUR</text:span> [[ (o.type=='out_refund' or removeParentNode('para')) and '' ]] [[ o.number ]]</text:p>
      <text:p text:style-name="P2">Supplier Refund [[ (o.type=='in_refund' or removeParentNode('para')) and '' ]] [[ o.number ]]</text:p>
      <text:p text:style-name="P2">Supplier Invoice [[ (o.type=='in_invoice' or removeParentNode('para')) and '' ]] [[ o.number ]]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P8">[[ (o.partner_id and o.partner_id.title and o.partner_id.title.name) or '' ]] [[ (o.partner_id and o.partner_id.name) or '' ]] </text:p>
            <text:p text:style-name="P8">[[ display_address(o.partner_id) ]]</text:p>
          </table:table-cell>
        </table:table-row>
        <table:table-row>
          <table:table-cell table:style-name="Table3.A1" office:value-type="string">
            <text:p text:style-name="P7">BTW nr.</text:p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P8">[[ (o.partner_id.vat) or removeParentNode('<text:span text:style-name="T1">tr</text:span>') ]]</text:p>
          </table:table-cell>
        </table:table-row>
        <table:table-row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terp_5f_default_5f_8"/>
          </table:table-cell>
        </table:table-row>
        <table:table-row>
          <table:table-cell table:style-name="Table3.A1" office:value-type="string">
            <text:p text:style-name="P5"><text:span text:style-name="T2">Factuur</text:span> nr.</text:p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P6">[[o.number]]</text:p>
          </table:table-cell>
        </table:table-row>
        <table:table-row>
          <table:table-cell table:style-name="Table3.A1" office:value-type="string">
            <text:p text:style-name="P5">Datum</text:p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P17">[[ formatLang(o.date_invoice,date=True) ]]</text:p>
          </table:table-cell>
        </table:table-row>
        <table:table-row>
          <table:table-cell table:style-name="Table3.A1" office:value-type="string">
            <text:p text:style-name="P7">Kenmerk</text:p>
          </table:table-cell>
          <table:table-cell table:style-name="Table3.A1" office:value-type="string">
            <text:p text:style-name="terp_5f_default_5f_8"/>
          </table:table-cell>
          <table:table-cell table:style-name="Table3.A1" office:value-type="string">
            <text:p text:style-name="P9">[[ (o.<text:span text:style-name="T1">name</text:span>) or removeParentNode('<text:span text:style-name="T1">tr</text:span>') ]]</text:p>
          </table:table-cell>
        </table:table-row>
      </table:table>
      <text:p text:style-name="P1"/>
      <text:p text:style-name="terp_5f_default_5f_8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2">Omschrijving</text:p>
          </table:table-cell>
          <table:table-cell table:style-name="Table7.A1" office:value-type="string">
            <text:p text:style-name="P14">Belasting</text:p>
          </table:table-cell>
          <table:table-cell table:style-name="Table7.A1" office:value-type="string">
            <text:p text:style-name="P14">Aantal</text:p>
          </table:table-cell>
          <table:table-cell table:style-name="Table7.A1" office:value-type="string">
            <text:p text:style-name="P15">Prijs</text:p>
          </table:table-cell>
        </table:table-row>
      </table:table>
      <text:section text:style-name="Sect1" text:name="Section2">
        <text:p text:style-name="terp_5f_default_5f_2">[[ repeatIn(o.invoice_line,'l') ]]</text:p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>
            <table:table-cell table:style-name="Table8.A1" office:value-type="string">
              <text:p text:style-name="terp_5f_default_5f_9">[[ l.name ]]</text:p>
              <text:p text:style-name="P11">[[ formatLang(l.discount, digits=get_digits(dp='Account')) <text:s/>]]</text:p>
            </table:table-cell>
            <table:table-cell table:style-name="Table8.A1" office:value-type="string">
              <text:p text:style-name="terp_5f_default_5f_Centre_5f_9">[[ ', '.join([ lt.name or '' for lt in l.invoice_line_tax_id ]) ]]</text:p>
            </table:table-cell>
            <table:table-cell table:style-name="Table8.A1" office:value-type="string">
              <text:p text:style-name="terp_5f_default_5f_Right_5f_9">[[ formatLang(l.quantity)]] <text:s/>[[ (l.uos_id and l.uos_id.name) or '' ]]</text:p>
            </table:table-cell>
            <table:table-cell table:style-name="Table8.A1" office:value-type="string">
              <text:p text:style-name="terp_5f_default_5f_Right_5f_9">[[ formatLang(l.price_subtotal, digits=get_digits(dp='Account')) ]] [[ o.currency_id.symbol ]]</text:p>
            </table:table-cell>
          </table:table-row>
          <table:table-row>
            <table:table-cell table:style-name="Table8.A2" office:value-type="string">
              <text:p text:style-name="terp_5f_default_5f_Note">[[ <text:s/>format(l.note or '') or removeParentNode('tr') ]]</text:p>
            </table:table-cell>
            <table:table-cell table:style-name="Table8.A2" office:value-type="string">
              <text:p text:style-name="terp_5f_default_5f_9"/>
            </table:table-cell>
            <table:table-cell table:style-name="Table8.A2" office:value-type="string">
              <text:p text:style-name="terp_5f_default_5f_Right_5f_9"/>
            </table:table-cell>
            <table:table-cell table:style-name="Table8.A2" office:value-type="string">
              <text:p text:style-name="terp_5f_default_5f_Right_5f_9"/>
            </table:table-cell>
          </table:table-row>
        </table:table>
      </text:section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terp_5f_default_5f_8"/>
          </table:table-cell>
          <table:table-cell table:style-name="Table10.B1" office:value-type="string">
            <text:p text:style-name="P16"><text:span text:style-name="T1">Subtotaal</text:span>:</text:p>
          </table:table-cell>
          <table:table-cell table:style-name="Table10.C1" office:value-type="string">
            <text:p text:style-name="terp_5f_default_5f_Right_5f_9">[[ formatLang(o.amount_untaxed, digits=get_digits(dp='Account')) ]] [[ o.currency_id.symbol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A1" office:value-type="string">
            <text:p text:style-name="P16"><text:span text:style-name="T3">BTW</text:span>:</text:p>
          </table:table-cell>
          <table:table-cell table:style-name="Table10.A1" office:value-type="string">
            <text:p text:style-name="terp_5f_default_5f_Right_5f_9">[[ formatLang(o.amount_tax, digits=get_digits(dp='Account')) <text:s text:c="2"/>]] [[ o.currency_id.symbol ]]</text:p>
          </table:table-cell>
        </table:table-row>
        <table:table-row>
          <table:table-cell table:style-name="Table10.A1" office:value-type="string">
            <text:p text:style-name="terp_5f_default_5f_8"/>
          </table:table-cell>
          <table:table-cell table:style-name="Table10.B3" office:value-type="string">
            <text:p text:style-name="P13"><text:span text:style-name="T3">Totaal</text:span>:</text:p>
          </table:table-cell>
          <table:table-cell table:style-name="Table10.C3" office:value-type="string">
            <text:p text:style-name="terp_5f_default_5f_Bold_5f_Right_5f_9">[[ formatLang(o.amount_total, digits=get_digits(dp='Account')) <text:s/>]] [[ o.currency_id.symbol ]]</text:p>
          </table:table-cell>
        </table:table-row>
      </table:table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terp_5f_tblheader_5f_Details"><text:span text:style-name="T3">BTW</text:span> [[ o.tax_line==[] and removeParentNode('blockTable') ]]</text:p>
          </table:table-cell>
          <table:table-cell table:style-name="Table9.A1" office:value-type="string">
            <text:p text:style-name="terp_5f_tblheader_5f_Details_5f_Right"><text:span text:style-name="T3">Grondslag</text:span> </text:p>
          </table:table-cell>
          <table:table-cell table:style-name="Table9.A1" office:value-type="string">
            <text:p text:style-name="terp_5f_tblheader_5f_Details_5f_Right"><text:span text:style-name="T3">Bedrag</text:span> </text:p>
          </table:table-cell>
          <table:table-cell table:style-name="Table9.D1" office:value-type="string">
            <text:p text:style-name="terp_5f_default_5f_8"/>
          </table:table-cell>
        </table:table-row>
      </table:table>
      <text:section text:style-name="Sect1" text:name="Section1">
        <text:p text:style-name="terp_5f_default_5f_2"><text:soft-page-break/>[[ repeatIn(o.tax_line,'t') ]]</text:p>
        <table:table table:name="Table2" table:style-name="Table2">
          <table:table-column table:style-name="Table2.A"/>
          <table:table-column table:style-name="Table2.B" table:number-columns-repeated="2"/>
          <table:table-column table:style-name="Table2.D"/>
          <table:table-row>
            <table:table-cell table:style-name="Table2.A1" office:value-type="string">
              <text:p text:style-name="terp_5f_default_5f_8">[[ t.name ]]<text:bookmark-start text:name="DDE_LINK111111111111111"/> <text:bookmark-end text:name="DDE_LINK111111111111111"/></text:p>
            </table:table-cell>
            <table:table-cell table:style-name="Table2.A1" office:value-type="string">
              <text:p text:style-name="terp_5f_default_5f_Right_5f_8">[[ formatLang(t.base, digits=get_digits(dp='Account')) <text:s text:c="2"/>]] [[ o.currency_id.symbol ]]</text:p>
            </table:table-cell>
            <table:table-cell table:style-name="Table2.A1" office:value-type="string">
              <text:p text:style-name="terp_5f_default_5f_Right_5f_8">[[ <text:s/>(t.tax_code_id and t.tax_code_id.notprintable) and removeParentNode('blockTable') or '' ]] [[ formatLang(t.amount, digits=get_digits(dp='Account')) <text:s text:c="2"/>]] [[ o.currency_id.symbol ]]</text:p>
            </table:table-cell>
            <table:table-cell table:style-name="Table2.D1" office:value-type="string">
              <text:p text:style-name="terp_5f_default_5f_8"/>
            </table:table-cell>
          </table:table-row>
        </table:table>
      </text:section>
      <text:p text:style-name="terp_5f_default_5f_9"/>
      <text:p text:style-name="terp_5f_default_5f_9">[[ (o.comment <text:s/>and format(o.comment )) or removeParentNode('para') ]]</text:p>
      <text:p text:style-name="terp_5f_default_5f_8"/>
      <text:p text:style-name="terp_5f_default_5f_9">[[ (o.payment_term and o.payment_term.note and format(o.payment_term and o.payment_term.note)) or removeParentNode('para') ]]</text:p>
      <text:p text:style-name="terp_5f_default_5f_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rp_5f_default_5f_Bold_5f_9">Fiscal Position Remark : </text:p>
          </table:table-cell>
          <table:table-cell table:style-name="Table1.A1" office:value-type="string">
            <text:p text:style-name="terp_5f_default_5f_9">[[ (o.fiscal_position <text:s/>and o.fiscal_position.note and format(o.fiscal_position.note)) or removeParentNode('blockTable') ]]</text:p>
          </table:table-cell>
        </table:table-row>
      </table:table>
      <text:p text:style-name="terp_5f_default_5f_2"/>
      <text:p text:style-name="P4"/>
      <text:p text:style-name="P4"/>
      <text:p text:style-name="terp_5f_default_5f_8"><text:span text:style-name="T6">BETAALINSTRUCTIES <text:s text:c="2"/>//////////////////</text:span><text:span text:style-name="T5">////////////////////////////////////////////////////////////////////////////////////</text:span></text:p>
      <text:p text:style-name="terp_5f_default_5f_8"/>
      <text:p text:style-name="P10">Het factuurbedrag van <text:s/><text:span text:style-name="T3">[[ formatLang(o.amount_total, digits=get_digits(dp='Account')) <text:s/>]] [[ o.currency_id.symbol ]]</text:span> dient uiterlijk <text:span text:style-name="T3">binnen 30 dagen</text:span> te zijn bijgeschreven op bankrekeningnummer <text:s/>NL 42 TRIO 0197 769 381 onder vermelding van <text:span text:style-name="T4">het</text:span> factuurnumm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Helvetica" svg:font-family="Helvetica"/>
    <style:font-face style:name="Tahoma1" svg:font-family="Tahoma, Lucidasans, 'Lucida Sans', 'Arial Unicode MS'"/>
    <style:font-face style:name="DejaVu Sans Mono" svg:font-family="'DejaVu Sans Mono'" style:font-family-generic="modern" style:font-pitch="fixed"/>
    <style:font-face style:name="Droid Sans" svg:font-family="'Droid Sans'" style:font-adornments="Bold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Helvetica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, Lucidasans, 'Lucida Sans', 'Arial Unicode MS'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, Lucidasans, 'Lucida Sans', 'Arial Unicode MS'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, Lucidasans, 'Lucida Sans', 'Arial Unicode MS'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Helvetica" fo:font-family="Helvetica" fo:font-size="14.5pt" style:font-name-asian="AR PL ShanHeiSun Uni" style:font-family-asian="'AR PL ShanHeiSun Un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color="#414142" style:font-name="Droid Sans" fo:font-family="'Droid Sans'" style:font-style-name="Bold" style:font-family-generic="swiss" style:font-pitch="variable" fo:font-size="11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10pt" fo:font-weight="normal" style:font-size-asian="8pt" style:font-weight-asian="normal" style:font-size-complex="8pt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="none" text:number-lines="false" text:line-number="0" style:join-border="false"/>
      <style:text-properties fo:font-size="6pt" style:font-size-asian="6pt" style:font-size-complex="6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White_5f_2" style:display-name="terp_default_White_2" style:family="paragraph" style:parent-style-name="terp_5f_default_5f_9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ffff" fo:font-size="2pt" text:display="none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able" style:family="paragraph" style:parent-style-name="Caption" style:class="extra"/>
    <style:style style:name="User_20_Index_20_10" style:display-name="User Index 10" style:family="paragraph" style:parent-style-name="Index" style:class="index">
      <style:paragraph-properties fo:margin-left="1.7689in" fo:margin-right="0in" fo:margin-top="0in" fo:margin-bottom="0in" style:contextual-spacing="false" fo:text-indent="0in" style:auto-text-indent="false">
        <style:tab-stops>
          <style:tab-stop style:position="5.5937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472in" fo:margin-right="0.433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creation-date>2005-10-07T19:06:11</meta:creation-date>
    <dc:date>2014-09-06T19:19:12.123388143</dc:date>
    <meta:editing-cycles>1149</meta:editing-cycles>
    <meta:editing-duration>P3DT1H52M46S</meta:editing-duration>
    <dc:creator>Jaap Jansma</dc:creator>
    <meta:document-statistic meta:table-count="7" meta:image-count="0" meta:object-count="0" meta:page-count="2" meta:paragraph-count="49" meta:word-count="322" meta:character-count="2977" meta:non-whitespace-character-count="2679"/>
    <meta:user-defined meta:name="Info 1">http://localhost:8069</meta:user-defined>
    <meta:user-defined meta:name="Info 2">admin</meta:user-defined>
    <meta:user-defined meta:name="Info 3">232</meta:user-defined>
    <meta:user-defined meta:name="Info 4">account.invoice</meta:user-defined>
  </office:meta>
</office:document-meta>
</file>